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system"/>
    <style:font-face style:name="Liberation Serif" svg:font-family="Liberation Serif" style:font-family-generic="system"/>
    <style:font-face style:name="Segoe UI Symbol" svg:font-family="Segoe UI Symbol" style:font-family-generic="swiss" style:font-pitch="variable" svg:panose-1="2 11 5 2 4 2 4 2 2 3"/>
    <style:font-face style:name="Liberation Sans" svg:font-family="Liberation Sans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1666in" fo:margin-bottom="0.0833in"/>
    </style:style>
    <style:style style:name="T2" style:parent-style-name="DefaultParagraphFont" style:family="text">
      <style:text-properties style:font-name="Liberation Mono" style:font-name-asian="Liberation Mono" style:font-name-complex="Liberation Mono" fo:font-weight="bold" style:font-weight-asian="bold" fo:font-size="12pt" style:font-size-asian="12pt"/>
    </style:style>
    <style:style style:name="T3" style:parent-style-name="DefaultParagraphFont" style:family="text">
      <style:text-properties style:font-name="Liberation Mono" style:font-name-asian="Liberation Mono" style:font-name-complex="Liberation Mono" fo:font-weight="bold" style:font-weight-asian="bold" fo:font-size="12pt" style:font-size-asian="12pt"/>
    </style:style>
    <style:style style:name="P4" style:parent-style-name="Normal" style:family="paragraph">
      <style:paragraph-properties fo:margin-top="0.1666in" fo:margin-bottom="0.0833in"/>
    </style:style>
    <style:style style:name="T5" style:parent-style-name="DefaultParagraphFont" style:family="text">
      <style:text-properties style:font-name="Liberation Mono" style:font-name-asian="Liberation Mono" style:font-name-complex="Liberation Mono" fo:font-weight="bold" style:font-weight-asian="bold" fo:font-size="12pt" style:font-size-asian="12pt"/>
    </style:style>
    <style:style style:name="P6" style:parent-style-name="Normal" style:family="paragraph">
      <style:paragraph-properties fo:margin-top="0.1666in" fo:margin-bottom="0.0833in"/>
    </style:style>
    <style:style style:name="T7" style:parent-style-name="DefaultParagraphFont" style:family="text">
      <style:text-properties style:font-name="Liberation Mono" style:font-name-asian="Liberation Mono" style:font-name-complex="Liberation Mono" fo:font-weight="bold" style:font-weight-asian="bold" fo:font-size="12pt" style:font-size-asian="12pt"/>
    </style:style>
    <style:style style:name="T8" style:parent-style-name="DefaultParagraphFont" style:family="text">
      <style:text-properties style:font-name="Liberation Mono" style:font-name-asian="Liberation Mono" style:font-name-complex="Liberation Mono" fo:font-weight="bold" style:font-weight-asian="bold" fo:font-size="12pt" style:font-size-asian="12pt"/>
    </style:style>
    <style:style style:name="P9" style:parent-style-name="Normal" style:family="paragraph">
      <style:paragraph-properties fo:margin-bottom="0.1965in"/>
    </style:style>
    <style:style style:name="P10" style:parent-style-name="Normal" style:family="paragraph">
      <style:paragraph-properties fo:margin-top="0.1666in" fo:margin-bottom="0.0833in"/>
    </style:style>
    <style:style style:name="T11" style:parent-style-name="DefaultParagraphFont" style:family="text">
      <style:text-properties style:font-name="Liberation Mono" style:font-name-asian="Liberation Mono" style:font-name-complex="Liberation Mono" fo:font-weight="bold" style:font-weight-asian="bold" fo:font-size="14pt" style:font-size-asian="14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" style:parent-style-name="DefaultParagraphFont" style:family="text">
      <style:text-properties style:font-name="Segoe UI Symbol" style:font-name-asian="Segoe UI Symbol" style:font-name-complex="Segoe UI Symbol" fo:font-size="12pt" style:font-size-asian="12pt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" style:parent-style-name="DefaultParagraphFont" style:family="text">
      <style:text-properties style:font-name="Segoe UI Symbol" style:font-name-asian="Segoe UI Symbol" style:font-name-complex="Segoe UI Symbol" fo:font-size="12pt" style:font-size-asian="12pt"/>
    </style:style>
    <style:style style:name="T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32" style:parent-style-name="Normal" style:family="paragraph">
      <style:paragraph-properties fo:margin-top="0.1388in" fo:margin-bottom="0.0833in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P34" style:parent-style-name="Normal" style:family="paragraph">
      <style:paragraph-properties fo:margin-top="0.1388in" fo:margin-bottom="0.0833in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3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6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0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3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6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111" style:parent-style-name="Normal" style:family="paragraph">
      <style:paragraph-properties fo:margin-top="0.1666in" fo:margin-bottom="0.0833in"/>
    </style:style>
    <style:style style:name="T112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113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T1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117" style:parent-style-name="Normal" style:family="paragraph">
      <style:paragraph-properties fo:margin-top="0.1666in" fo:margin-bottom="0.0833in"/>
    </style:style>
    <style:style style:name="T118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14pt" style:font-size-asian="14pt"/>
    </style:style>
    <style:style style:name="P119" style:parent-style-name="Normal" style:family="paragraph">
      <style:paragraph-properties fo:margin-bottom="0.0972in" fo:line-height="115%"/>
    </style:style>
    <style:style style:name="T1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123" style:parent-style-name="Normal" style:family="paragraph">
      <style:paragraph-properties fo:margin-top="0.1388in" fo:margin-bottom="0.0833in"/>
    </style:style>
    <style:style style:name="T12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1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145" style:parent-style-name="Normal" style:family="paragraph">
      <style:paragraph-properties fo:margin-top="0.1388in" fo:margin-bottom="0.0833in"/>
    </style:style>
    <style:style style:name="T14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1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155" style:parent-style-name="Normal" style:family="paragraph">
      <style:paragraph-properties fo:margin-top="0.1388in" fo:margin-bottom="0.0833in"/>
    </style:style>
    <style:style style:name="T15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P157" style:parent-style-name="Normal" style:family="paragraph">
      <style:paragraph-properties fo:margin-bottom="0.0972in" fo:line-height="115%"/>
    </style:style>
    <style:style style:name="T1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167" style:parent-style-name="Normal" style:family="paragraph">
      <style:paragraph-properties fo:margin-top="0.1388in" fo:margin-bottom="0.0833in"/>
    </style:style>
    <style:style style:name="T16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P169" style:parent-style-name="Normal" style:family="paragraph">
      <style:paragraph-properties fo:margin-bottom="0.0972in" fo:line-height="115%"/>
    </style:style>
    <style:style style:name="T17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177" style:parent-style-name="Normal" style:family="paragraph">
      <style:paragraph-properties fo:margin-top="0.1388in" fo:margin-bottom="0.0833in"/>
    </style:style>
    <style:style style:name="T17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17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P180" style:parent-style-name="Normal" style:family="paragraph">
      <style:paragraph-properties fo:margin-bottom="0.0972in" fo:line-height="115%"/>
    </style:style>
    <style:style style:name="T18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193" style:parent-style-name="Normal" style:family="paragraph">
      <style:paragraph-properties fo:margin-top="0.1388in" fo:margin-bottom="0.0833in"/>
    </style:style>
    <style:style style:name="T19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P195" style:parent-style-name="Normal" style:family="paragraph">
      <style:paragraph-properties fo:margin-bottom="0.0972in" fo:line-height="115%"/>
    </style:style>
    <style:style style:name="T19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1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20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222" style:parent-style-name="Normal" style:family="paragraph">
      <style:paragraph-properties fo:margin-top="0.1388in" fo:margin-bottom="0.0833in"/>
    </style:style>
    <style:style style:name="T22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2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0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2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2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233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2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1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2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1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292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29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1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30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0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3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8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3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330" style:parent-style-name="Normal" style:family="paragraph">
      <style:paragraph-properties fo:margin-top="0.1388in" fo:margin-bottom="0.0833in"/>
    </style:style>
    <style:style style:name="T33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/>
    </style:style>
    <style:style style:name="T3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3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3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NAME:Tejashawani.Kamatagi</text:span><text:span text:style-name="T3"><text:s text:c="2"/>Date:01.12.2018 <text:s text:c="2"/></text:span></text:p>
      <text:p text:style-name="P4"><text:span text:style-name="T5">ASSignment:1</text:span></text:p>
      <text:p text:style-name="P6"><text:span text:style-name="T7">USN:01FM16MCA05</text:span><text:span text:style-name="T8">1</text:span></text:p>
      <text:p text:style-name="P9"/>
      <text:p text:style-name="P10"><text:span text:style-name="T11">1.COMMANDS FOR INSTALLIN DJANGO</text:span></text:p>
      <text:p text:style-name="Normal"><text:span text:style-name="T12">hdadmin@mca38</text:span><text:span text:style-name="T13">:~$ pip install django</text:span></text:p>
      <text:p text:style-name="Normal"><text:span text:style-name="T14">Collecting django</text:span></text:p>
      <text:p text:style-name="Normal"><text:span text:style-name="T15"><text:s text:c="2"/>Downloading<text:s/></text:span><text:a xlink:href="https://files.pythonhosted.org/packages/44/e7/872bbf76aa16b7a061698d75325dac023285db33db4bda8ba8fe5d3bb356/Django-1.11.16-py2.py3-none-any.whl" office:target-frame-name="_top" xlink:show="replace"><text:span text:style-name="T16">https://files.pythonhosted.org/packages/44/e7/872bbf76aa16b7a061698d75325dac023285db33db4bda8ba8fe</text:span><text:span text:style-name="T17">5d3bb356/Django-1.11.16-py2.py3-none-any.whl</text:span></text:a><text:span text:style-name="T18"><text:s/>(7.0MB)</text:span></text:p>
      <text:p text:style-name="Normal"><text:span text:style-name="T19"><text:s text:c="4"/>100% |</text:span><text:span text:style-name="T20">████████████████████████████████</text:span><text:span text:style-name="T21">| 7.0MB 177kB/s</text:span></text:p>
      <text:p text:style-name="Normal"><text:span text:style-name="T22">Collecting pytz (from django)</text:span></text:p>
      <text:p text:style-name="Normal"><text:span text:style-name="T23"><text:s text:c="2"/>Downloading<text:s/></text:span><text:a xlink:href="https://files.pythonhosted.org/packages/f8/0e/2365ddc010afb3d79147f1dd544e5ee24bf4ece58ab99b16fbb465ce6dc0/pytz-2018.7-py2.py3-none-any.whl" office:target-frame-name="_top" xlink:show="replace"><text:span text:style-name="T24">https://files.pythonhosted.org/packages/f8/0e/2365ddc010afb3d79147f1dd544e5ee24bf4ece58ab99b16fbb465ce6dc0/pytz-2018.7-py2.py3-none-any.whl</text:span></text:a><text:span text:style-name="T25"><text:s/>(506kB)</text:span></text:p>
      <text:p text:style-name="Normal"><text:span text:style-name="T26"><text:s text:c="4"/>100% |</text:span><text:span text:style-name="T27">████████████████████████████████</text:span><text:span text:style-name="T28">| 512kB 5</text:span><text:span text:style-name="T29">41kB/s</text:span></text:p>
      <text:p text:style-name="Normal"><text:span text:style-name="T30">Installing collected packages: pytz, django</text:span></text:p>
      <text:p text:style-name="Normal"><text:span text:style-name="T31">Successfully installed django-1.11.16 pytz-2018.7</text:span></text:p>
      <text:p text:style-name="Normal"/>
      <text:p text:style-name="P32"><text:span text:style-name="T33">2.Installing python-django</text:span></text:p>
      <text:p text:style-name="P34"/>
      <text:p text:style-name="Normal"><text:span text:style-name="T35">hdadmin@mca38</text:span><text:span text:style-name="T36">:~$ sudo apt-get install python-django</text:span></text:p>
      <text:p text:style-name="Normal"><text:span text:style-name="T37">[sudo] password for hdadmin:</text:span></text:p>
      <text:p text:style-name="Normal"><text:span text:style-name="T38">Reading package lists... Done</text:span></text:p>
      <text:p text:style-name="Normal"><text:span text:style-name="T39">Building<text:s/></text:span><text:span text:style-name="T40">dependency tree <text:s text:c="6"/></text:span></text:p>
      <text:p text:style-name="Normal"><text:span text:style-name="T41">Reading state information... Done</text:span></text:p>
      <text:p text:style-name="Normal"><text:span text:style-name="T42">The following additional packages will be installed:</text:span></text:p>
      <text:p text:style-name="Normal"><text:span text:style-name="T43"><text:s text:c="2"/>javascript-common libjs-jquery python-django-common python-sqlparse</text:span></text:p>
      <text:p text:style-name="Normal"><text:span text:style-name="T44"><text:s text:c="2"/>python-tz</text:span></text:p>
      <text:p text:style-name="Normal"><text:span text:style-name="T45">Suggested packages:</text:span></text:p>
      <text:p text:style-name="Normal"><text:span text:style-name="T46"><text:s text:c="2"/>apache2 | lighttpd | httpd bpython geoip-d</text:span><text:span text:style-name="T47">atabase-extra</text:span></text:p>
      <text:p text:style-name="Normal"><text:span text:style-name="T48"><text:s text:c="2"/>| geoip-database-contrib ipython libgdal1 python-bcrypt python-django-doc</text:span></text:p>
      <text:p text:style-name="Normal"><text:span text:style-name="T49"><text:s text:c="2"/>python-flup python-memcache python-pil python-psycopg2 python-pymysql</text:span></text:p>
      <text:p text:style-name="Normal"><text:span text:style-name="T50"><text:s text:c="2"/>python-sqlite python-yaml python-sqlparse-doc</text:span></text:p>
      <text:p text:style-name="Normal"><text:span text:style-name="T51">The following NEW packages will be installed:</text:span></text:p>
      <text:p text:style-name="Normal"><text:span text:style-name="T52"><text:s text:c="2"/>javascript-common libjs-jquery python-django python-django-common</text:span></text:p>
      <text:p text:style-name="Normal"><text:span text:style-name="T53"><text:s text:c="2"/>python-sqlparse python-tz</text:span></text:p>
      <text:soft-page-break/>
      <text:p text:style-name="Normal"><text:span text:style-name="T54">0 upgraded, 6 newly installed, 0 to remove and 25 not upgraded.</text:span></text:p>
      <text:p text:style-name="Normal"><text:span text:style-name="T55">Need to get 2,638 kB of archives.</text:span></text:p>
      <text:p text:style-name="Normal"><text:span text:style-name="T56">After this operation, 27.4 MB of additional disk space will be</text:span><text:span text:style-name="T57"><text:s/>used.</text:span></text:p>
      <text:p text:style-name="Normal"><text:span text:style-name="T58">Do you want to continue? [Y/n] y</text:span></text:p>
      <text:p text:style-name="Normal"><text:span text:style-name="T59">Get:1<text:s/></text:span><text:a xlink:href="http://in.archive.ubuntu.com/ubuntu%20bionic-updates/main" office:target-frame-name="_top" xlink:show="replace"><text:span text:style-name="T60">http://in.archive.ubuntu.com/ubuntu bionic-updates/main</text:span></text:a><text:span text:style-name="T61"><text:s/>amd64 python-django-common all 1:1.11.11-1ubuntu1.1 [1,521 kB]</text:span></text:p>
      <text:p text:style-name="Normal"><text:span text:style-name="T62">Get:2<text:s/></text:span><text:a xlink:href="http://in.archive.ubuntu.com/ubuntu%20bionic/main" office:target-frame-name="_top" xlink:show="replace"><text:span text:style-name="T63">http://in.archive.ubuntu.com/ubuntu bionic/main</text:span></text:a><text:span text:style-name="T64"><text:s/>amd64 python-tz all 2018.3-2 [31.6 kB]</text:span></text:p>
      <text:p text:style-name="Normal"><text:span text:style-name="T65">Get:3<text:s/></text:span><text:a xlink:href="http://in.archive.ubuntu.com/ubuntu%20bionic-updates/main" office:target-frame-name="_top" xlink:show="replace"><text:span text:style-name="T66">http://in.archive.ubuntu.com/ubuntu b</text:span><text:span text:style-name="T67">ionic-updates/main</text:span></text:a><text:span text:style-name="T68"><text:s/>amd64 python-django all 1:1.11.11-1ubuntu1.1 [899 kB]</text:span></text:p>
      <text:p text:style-name="Normal"><text:span text:style-name="T69">Get:4<text:s/></text:span><text:a xlink:href="http://in.archive.ubuntu.com/ubuntu%20bionic/main" office:target-frame-name="_top" xlink:show="replace"><text:span text:style-name="T70">http://in.archive.ubuntu.com/ubuntu bionic/main</text:span></text:a><text:span text:style-name="T71"><text:s/>amd64 javascript-common all 11 [6,066 B]</text:span></text:p>
      <text:p text:style-name="Normal"><text:span text:style-name="T72">Get:5<text:s/></text:span><text:a xlink:href="http://in.archive.ubuntu.com/ubuntu%20bionic/main" office:target-frame-name="_top" xlink:show="replace"><text:span text:style-name="T73">http://in.archive.ubuntu.com/ubuntu bionic/main</text:span></text:a><text:span text:style-name="T74"><text:s/>amd64 libjs-jquery all 3.2.1-1 [152 kB]</text:span></text:p>
      <text:p text:style-name="Normal"><text:span text:style-name="T75">Get:6<text:s/></text:span><text:a xlink:href="http://in.archive.ubuntu.com/ubuntu%20bionic/main" office:target-frame-name="_top" xlink:show="replace"><text:span text:style-name="T76">http://in.archive.ubuntu.com/ubuntu bionic/main</text:span></text:a><text:span text:style-name="T77"><text:s/></text:span><text:span text:style-name="T78">amd64 python-sqlparse all 0.2.4-0.1 [28.0 kB]</text:span></text:p>
      <text:p text:style-name="Normal"><text:span text:style-name="T79">Fetched 2,638 kB in 15s (176 kB/s) <text:s text:c="44"/></text:span></text:p>
      <text:p text:style-name="Normal"><text:span text:style-name="T80">Selecting previously unselected package python-django-common.</text:span></text:p>
      <text:p text:style-name="Normal"><text:span text:style-name="T81">(Reading database ... 172309 files and directories currently install</text:span><text:span text:style-name="T82">ed.)</text:span></text:p>
      <text:p text:style-name="Normal"><text:span text:style-name="T83">Preparing to unpack .../0-python-django-common_1%3a1.11.11-1ubuntu1.1_all.deb ...</text:span></text:p>
      <text:p text:style-name="Normal"><text:span text:style-name="T84">Unpacking python-django-common (1:1.11.11-1ubuntu1.1) ...</text:span></text:p>
      <text:p text:style-name="Normal"><text:span text:style-name="T85">Selecting previously unselected package python-tz.</text:span></text:p>
      <text:p text:style-name="Normal"><text:span text:style-name="T86">Preparing to unpack .../1-python-tz_2018.3-2_all.deb ...</text:span></text:p>
      <text:p text:style-name="Normal"><text:span text:style-name="T87">Unp</text:span><text:span text:style-name="T88">acking python-tz (2018.3-2) ...</text:span></text:p>
      <text:p text:style-name="Normal"><text:span text:style-name="T89">Selecting previously unselected package python-django.</text:span></text:p>
      <text:p text:style-name="Normal"><text:span text:style-name="T90">Preparing to unpack .../2-python-django_1%3a1.11.11-1ubuntu1.1_all.deb ...</text:span></text:p>
      <text:p text:style-name="Normal"><text:span text:style-name="T91">Unpacking python-django (1:1.11.11-1ubuntu1.1) ...</text:span></text:p>
      <text:p text:style-name="Normal"><text:span text:style-name="T92">Selecting previously unselected package jav</text:span><text:span text:style-name="T93">ascript-common.</text:span></text:p>
      <text:p text:style-name="Normal"><text:span text:style-name="T94">Preparing to unpack .../3-javascript-common_11_all.deb ...</text:span></text:p>
      <text:p text:style-name="Normal"><text:span text:style-name="T95">Unpacking javascript-common (11) ...</text:span></text:p>
      <text:p text:style-name="Normal"><text:span text:style-name="T96">Selecting previously unselected package libjs-jquery.</text:span></text:p>
      <text:p text:style-name="Normal"><text:span text:style-name="T97">Preparing to unpack .../4-libjs-jquery_3.2.1-1_all.deb ...</text:span></text:p>
      <text:p text:style-name="Normal"><text:span text:style-name="T98">Unpacking libjs-jquery<text:s/></text:span><text:span text:style-name="T99">(3.2.1-1) ...</text:span></text:p>
      <text:p text:style-name="Normal"><text:span text:style-name="T100">Selecting previously unselected package python-sqlparse.</text:span></text:p>
      <text:p text:style-name="Normal"><text:span text:style-name="T101">Preparing to unpack .../5-python-sqlparse_0.2.4-0.1_all.deb ...</text:span></text:p>
      <text:p text:style-name="Normal"><text:span text:style-name="T102">Unpacking python-sqlparse (0.2.4-0.1) ...</text:span></text:p>
      <text:p text:style-name="Normal"><text:span text:style-name="T103">Setting up libjs-jquery (3.2.1-1) ...</text:span></text:p>
      <text:p text:style-name="Normal"><text:span text:style-name="T104">Setting up python-sqlparse (0.2.4-0.1) ..</text:span><text:span text:style-name="T105">.</text:span></text:p>
      <text:p text:style-name="Normal"><text:span text:style-name="T106">Setting up python-tz (2018.3-2) ...</text:span></text:p>
      <text:p text:style-name="Normal"><text:span text:style-name="T107">Processing triggers for man-db (2.8.3-2) ...</text:span></text:p>
      <text:p text:style-name="Normal"><text:span text:style-name="T108">Setting up javascript-common (11) ...</text:span></text:p>
      <text:p text:style-name="Normal"><text:span text:style-name="T109">Setting up python-django-common (1:1.11.11-1ubuntu1.1) ...</text:span></text:p>
      <text:p text:style-name="Normal"><text:span text:style-name="T110">Setting up python-django (1:1.11.11-1ubuntu1.1) ...</text:span></text:p>
      <text:p text:style-name="Normal"/>
      <text:p text:style-name="P111"><text:span text:style-name="T112">3.Checking python djang</text:span><text:span text:style-name="T113">o version</text:span></text:p>
      <text:p text:style-name="Normal"/>
      <text:p text:style-name="Normal"><text:span text:style-name="T114">hdadmin@mca38</text:span><text:span text:style-name="T115">:~/demo$ python -m django --version</text:span></text:p>
      <text:soft-page-break/>
      <text:p text:style-name="Normal"><text:span text:style-name="T116">1.11.16</text:span></text:p>
      <text:p text:style-name="Normal"/>
      <text:p text:style-name="P117"><text:span text:style-name="T118">4.Checking python django-admin version</text:span></text:p>
      <text:p text:style-name="P119"/>
      <text:p text:style-name="Normal"><text:span text:style-name="T120">hdadmin@mca38</text:span><text:span text:style-name="T121">:~/demo$ django-admin --version</text:span></text:p>
      <text:p text:style-name="Normal"><text:span text:style-name="T122">1.11.16</text:span></text:p>
      <text:p text:style-name="Normal"/>
      <text:p text:style-name="Normal"/>
      <text:p text:style-name="P123"><text:span text:style-name="T124">5.Creating project Demoa</text:span></text:p>
      <text:p text:style-name="Normal"/>
      <text:p text:style-name="Normal"><text:span text:style-name="T125">hdadmin@mca38</text:span><text:span text:style-name="T126">:~/demo$ django-admin startproject demoa</text:span></text:p>
      <text:p text:style-name="Normal"><text:span text:style-name="T127">hdadmin@mca38</text:span><text:span text:style-name="T128">:~/demo$ cd demoa</text:span></text:p>
      <text:p text:style-name="Normal"><text:span text:style-name="T129">hdadmin@mca38</text:span><text:span text:style-name="T130">:~/demo/demoa$ ls</text:span></text:p>
      <text:p text:style-name="Normal"><text:span text:style-name="T131">demoa <text:s/>manage.py</text:span></text:p>
      <text:p text:style-name="Normal"><text:span text:style-name="T132">hdadmin@mca38</text:span><text:span text:style-name="T133">:~/demo/demoa$ cd demoa/</text:span></text:p>
      <text:p text:style-name="Normal"><text:span text:style-name="T134">hdadmin@mca38</text:span><text:span text:style-name="T135">:~/demo/demoa/demoa$ ls</text:span></text:p>
      <text:p text:style-name="Normal"><text:span text:style-name="T136">__init__.py <text:s/>settings.py <text:s/>urls.py <text:s/>wsgi.py</text:span></text:p>
      <text:p text:style-name="Normal"><text:span text:style-name="T137">hdadmin@mca38</text:span><text:span text:style-name="T138">:~/demo/demoa/demoa$ cd ..</text:span></text:p>
      <text:p text:style-name="Normal"><text:span text:style-name="T139">hdadmin@mca38</text:span><text:span text:style-name="T140">:~/dem</text:span><text:span text:style-name="T141">o/demoa$ cd ..</text:span></text:p>
      <text:p text:style-name="Normal"><text:span text:style-name="T142">hdadmin@mca38</text:span><text:span text:style-name="T143">:~/demo$ cd demoa</text:span></text:p>
      <text:p text:style-name="Normal"><text:span text:style-name="T144"><text:s/></text:span></text:p>
      <text:p text:style-name="Normal"/>
      <text:p text:style-name="P145"><text:span text:style-name="T146">6.Creating s hello startapp</text:span></text:p>
      <text:p text:style-name="Normal"/>
      <text:p text:style-name="Normal"><text:span text:style-name="T147">hdadmin@mca38</text:span><text:span text:style-name="T148">:~/demo/demoa$ python manage.py startapp hello</text:span></text:p>
      <text:p text:style-name="Normal"><text:span text:style-name="T149">hdadmin@mca38</text:span><text:span text:style-name="T150">:~/demo/demoa$ cd hello/</text:span></text:p>
      <text:p text:style-name="Normal"><text:span text:style-name="T151">hdadmin@mca38</text:span><text:span text:style-name="T152">:~/demo/demoa/hello$ ls</text:span></text:p>
      <text:p text:style-name="Normal"><text:span text:style-name="T153">admin.py <text:s/>apps.py <text:s/>__init__.py <text:s/>migrations<text:s/></text:span><text:span text:style-name="T154"><text:s/>models.py <text:s/>tests.py <text:s/>views.py</text:span></text:p>
      <text:p text:style-name="Normal"/>
      <text:p text:style-name="Normal"/>
      <text:p text:style-name="Normal"/>
      <text:p text:style-name="Normal"/>
      <text:p text:style-name="P155"><text:span text:style-name="T156">7.In hello editing View.py</text:span></text:p>
      <text:p text:style-name="P157"/>
      <text:p text:style-name="Normal"><text:span text:style-name="T158">hdadmin@mca38</text:span><text:span text:style-name="T159">:~/demo/demoa/hello$ gedit views.py</text:span></text:p>
      <text:p text:style-name="Normal"/>
      <text:p text:style-name="Normal"><text:span text:style-name="T160"># -*- coding: utf-8 -*-</text:span></text:p>
      <text:p text:style-name="Normal"><text:span text:style-name="T161">from __future__ import unicode_literals</text:span></text:p>
      <text:p text:style-name="Normal"/>
      <text:soft-page-break/>
      <text:p text:style-name="Normal"><text:span text:style-name="T162">from django.shortcuts import render</text:span></text:p>
      <text:p text:style-name="Normal"/>
      <text:p text:style-name="Normal"><text:span text:style-name="T163">from django.http import HttpResponse</text:span></text:p>
      <text:p text:style-name="Normal"/>
      <text:p text:style-name="Normal"><text:span text:style-name="T164">def</text:span><text:span text:style-name="T165"><text:s/>index(request):</text:span></text:p>
      <text:p text:style-name="Normal"><text:span text:style-name="T166"><text:s text:c="4"/>return HttpResponse("Hello word")</text:span></text:p>
      <text:p text:style-name="Normal"/>
      <text:p text:style-name="P167"><text:span text:style-name="T168">8.In hello editing urls.py</text:span></text:p>
      <text:p text:style-name="P169"/>
      <text:p text:style-name="Normal"><text:span text:style-name="T170">hdadmin@mca38</text:span><text:span text:style-name="T171">:~/demo/demoa/hello$ gedit urls.py</text:span></text:p>
      <text:p text:style-name="Normal"/>
      <text:p text:style-name="Normal"><text:span text:style-name="T172">from django.conf.urls import url</text:span></text:p>
      <text:p text:style-name="Normal"><text:span text:style-name="T173">from . import views</text:span></text:p>
      <text:p text:style-name="Normal"/>
      <text:p text:style-name="Normal"><text:span text:style-name="T174">urlpatterns = [</text:span></text:p>
      <text:p text:style-name="Normal"><text:span text:style-name="T175"><text:s text:c="3"/>url(r'$^',views.index,name='index'),</text:span></text:p>
      <text:p text:style-name="Normal"><text:span text:style-name="T176">]</text:span></text:p>
      <text:p text:style-name="Normal"/>
      <text:p text:style-name="Normal"/>
      <text:p text:style-name="P177"><text:span text:style-name="T178">9.Come ba</text:span><text:span text:style-name="T179">ck to hello</text:span></text:p>
      <text:p text:style-name="P180"/>
      <text:p text:style-name="Normal"><text:span text:style-name="T181">hdadmin@mca38</text:span><text:span text:style-name="T182">:~/demo/demoa/hello$ cd ..</text:span></text:p>
      <text:p text:style-name="Normal"><text:span text:style-name="T183">hdadmin@mca38</text:span><text:span text:style-name="T184">:~/demo/demoa$ ls</text:span></text:p>
      <text:p text:style-name="Normal"><text:span text:style-name="T185">demoa <text:s/>hello <text:s/>manage.py</text:span></text:p>
      <text:p text:style-name="Normal"/>
      <text:p text:style-name="Normal"><text:span text:style-name="T186">8.Back to demoa project</text:span></text:p>
      <text:p text:style-name="Normal"><text:span text:style-name="T187">hdadmin@mca38</text:span><text:span text:style-name="T188">:~/demo/demoa$ cd demoa/</text:span></text:p>
      <text:p text:style-name="Normal"><text:span text:style-name="T189">hdadmin@mca38</text:span><text:span text:style-name="T190">:~/demo/demoa/demoa$ ls</text:span></text:p>
      <text:p text:style-name="Normal"><text:span text:style-name="T191">__init__.py <text:s/>__init__.pyc <text:s/>settings.py <text:s/></text:span><text:span text:style-name="T192">settings.pyc <text:s/>urls.py <text:s/>wsgi.py</text:span></text:p>
      <text:p text:style-name="Normal"/>
      <text:p text:style-name="P193"><text:span text:style-name="T194">10.In demoa editing urls.py</text:span></text:p>
      <text:p text:style-name="P195"/>
      <text:p text:style-name="Normal"><text:span text:style-name="T196">hdadmin@mca38</text:span><text:span text:style-name="T197">:~/demo/demoa/demoa$ gedit urls.py</text:span></text:p>
      <text:p text:style-name="Normal"><text:span text:style-name="T198">"""demoa URL Configuration</text:span></text:p>
      <text:p text:style-name="Normal"/>
      <text:p text:style-name="Normal"><text:span text:style-name="T199">The `urlpatterns` list routes URLs to views. For more information please see:</text:span></text:p>
      <text:p text:style-name="Normal"><text:span text:style-name="T200"><text:s text:c="4"/></text:span><text:a xlink:href="https://docs.djangoproject.com/en/1.11/topics/http/urls/" office:target-frame-name="_top" xlink:show="replace"><text:span text:style-name="T201">https://docs.djangoproject.com/en/1.11/topics/http/urls/</text:span></text:a></text:p>
      <text:p text:style-name="Normal"><text:span text:style-name="T202">Examples:</text:span></text:p>
      <text:p text:style-name="Normal"><text:span text:style-name="T203">Function views</text:span></text:p>
      <text:p text:style-name="Normal"><text:span text:style-name="T204"><text:s text:c="4"/>1. Add an import: <text:s/>from my_app import views</text:span></text:p>
      <text:soft-page-break/>
      <text:p text:style-name="Normal"><text:span text:style-name="T205"><text:s text:c="4"/>2. Add a URL to urlpatterns: <text:s/>url(r'^$', views.hom</text:span><text:span text:style-name="T206">e, name='home')</text:span></text:p>
      <text:p text:style-name="Normal"><text:span text:style-name="T207">Class-based views</text:span></text:p>
      <text:p text:style-name="Normal"><text:span text:style-name="T208"><text:s text:c="4"/>1. Add an import: <text:s/>from other_app.views import Home</text:span></text:p>
      <text:p text:style-name="Normal"><text:span text:style-name="T209"><text:s text:c="4"/>2. Add a URL to urlpatterns: <text:s/>url(r'^$', Home.as_view(), name='home')</text:span></text:p>
      <text:p text:style-name="Normal"><text:span text:style-name="T210">Including another URLconf</text:span></text:p>
      <text:p text:style-name="Normal"><text:span text:style-name="T211"><text:s text:c="4"/>1. Import the include() function: from django.conf.urls import</text:span><text:span text:style-name="T212"><text:s/>url, include</text:span></text:p>
      <text:p text:style-name="Normal"><text:span text:style-name="T213"><text:s text:c="4"/>2. Add a URL to urlpatterns: <text:s/>url(r'^blog/', include('blog.urls'))</text:span></text:p>
      <text:p text:style-name="Normal"><text:span text:style-name="T214">"""</text:span></text:p>
      <text:p text:style-name="Normal"><text:span text:style-name="T215">from django.conf.urls import url, include</text:span></text:p>
      <text:p text:style-name="Normal"><text:span text:style-name="T216">from django.contrib import admin</text:span></text:p>
      <text:p text:style-name="Normal"/>
      <text:p text:style-name="Normal"><text:span text:style-name="T217">urlpatterns = [</text:span></text:p>
      <text:p text:style-name="Normal"><text:span text:style-name="T218"><text:s text:c="4"/>url(r'^admin/', admin.site.urls),</text:span></text:p>
      <text:p text:style-name="Normal"><text:span text:style-name="T219"><text:s text:c="4"/>url(r'^hello/',include('hello.url</text:span><text:span text:style-name="T220">s')),</text:span></text:p>
      <text:p text:style-name="Normal"><text:span text:style-name="T221">]</text:span></text:p>
      <text:p text:style-name="Normal"/>
      <text:p text:style-name="Normal"/>
      <text:p text:style-name="P222"><text:span text:style-name="T223">11.In demoa editing setting.py</text:span></text:p>
      <text:p text:style-name="Normal"><text:span text:style-name="T224">hdadmin@mca38</text:span><text:span text:style-name="T225">:~/demo/demoa/demoa$ gedit settings.py</text:span></text:p>
      <text:p text:style-name="Normal"><text:span text:style-name="T226">"""</text:span></text:p>
      <text:p text:style-name="Normal"><text:span text:style-name="T227">Django settings for demoa project.</text:span></text:p>
      <text:p text:style-name="Normal"/>
      <text:p text:style-name="Normal"><text:span text:style-name="T228">Generated by 'django-admin startproject' using Django 1.11.16.</text:span></text:p>
      <text:p text:style-name="Normal"/>
      <text:p text:style-name="Normal"><text:span text:style-name="T229">For more information on this file, see</text:span></text:p>
      <text:p text:style-name="Normal"><text:a xlink:href="https://docs.djangoproject.com/en/1.11/topics/settings/" office:target-frame-name="_top" xlink:show="replace"><text:span text:style-name="T230">https://docs.djangoproject.com/en/1.11/topics/settings/</text:span></text:a></text:p>
      <text:p text:style-name="Normal"/>
      <text:p text:style-name="Normal"><text:span text:style-name="T231">For the full list of settings and their values, see</text:span></text:p>
      <text:p text:style-name="Normal"><text:a xlink:href="https://docs.djangoproject.com/en/1.11/ref/settings/" office:target-frame-name="_top" xlink:show="replace"><text:span text:style-name="T232">https:</text:span><text:span text:style-name="T233">//docs.djangoproject.com/en/1.11/ref/settings/</text:span></text:a></text:p>
      <text:p text:style-name="Normal"><text:span text:style-name="T234">"""</text:span></text:p>
      <text:p text:style-name="Normal"/>
      <text:p text:style-name="Normal"><text:span text:style-name="T235">import os</text:span></text:p>
      <text:p text:style-name="Normal"/>
      <text:p text:style-name="Normal"><text:span text:style-name="T236"># Build paths inside the project like this: os.path.join(BASE_DIR, ...)</text:span></text:p>
      <text:p text:style-name="Normal"><text:span text:style-name="T237">BASE_DIR = os.path.dirname(os.path.dirname(os.path.abspath(__file__)))</text:span></text:p>
      <text:p text:style-name="Normal"/>
      <text:p text:style-name="Normal"/>
      <text:p text:style-name="Normal"><text:span text:style-name="T238"># Quick-start development settings - unsuitable<text:s/></text:span><text:span text:style-name="T239">for production</text:span></text:p>
      <text:p text:style-name="Normal"><text:span text:style-name="T240"># See<text:s/></text:span><text:a xlink:href="https://docs.djangoproject.com/en/1.11/howto/deployment/checklist/" office:target-frame-name="_top" xlink:show="replace"><text:span text:style-name="T241">https://docs.djangoproject.com/en/1.11/howto/deployment/checklist/</text:span></text:a></text:p>
      <text:p text:style-name="Normal"/>
      <text:p text:style-name="Normal"><text:span text:style-name="T242"># SECURITY WARNING: keep the secret key used in production secret!</text:span></text:p>
      <text:p text:style-name="Normal"><text:span text:style-name="T243">SECRET_KEY = 't(</text:span><text:span text:style-name="T244">f&amp;l%l1n@@1nbsccn29qk**vyh557_cehbylhx_8xt3gfk@*0'</text:span></text:p>
      <text:p text:style-name="Normal"/>
      <text:p text:style-name="Normal"><text:span text:style-name="T245"># SECURITY WARNING: don't run with debug turned on in production!</text:span></text:p>
      <text:p text:style-name="Normal"><text:span text:style-name="T246">DEBUG = True</text:span></text:p>
      <text:p text:style-name="Normal"/>
      <text:p text:style-name="Normal"><text:span text:style-name="T247">ALLOWED_HOSTS = []</text:span></text:p>
      <text:p text:style-name="Normal"/>
      <text:p text:style-name="Normal"/>
      <text:p text:style-name="Normal"><text:span text:style-name="T248"># Application definition</text:span></text:p>
      <text:p text:style-name="Normal"/>
      <text:p text:style-name="Normal"><text:span text:style-name="T249">INSTALLED_APPS = [</text:span></text:p>
      <text:p text:style-name="Normal"><text:span text:style-name="T250"><text:s text:c="4"/>'django.contrib.admin',</text:span></text:p>
      <text:p text:style-name="Normal"><text:span text:style-name="T251"><text:s text:c="4"/>'django.contrib.auth',</text:span></text:p>
      <text:p text:style-name="Normal"><text:span text:style-name="T252"><text:s text:c="4"/></text:span><text:span text:style-name="T253">'django.contrib.contenttypes',</text:span></text:p>
      <text:p text:style-name="Normal"><text:span text:style-name="T254"><text:s text:c="4"/>'django.contrib.sessions',</text:span></text:p>
      <text:p text:style-name="Normal"><text:span text:style-name="T255"><text:s text:c="4"/>'django.contrib.messages',</text:span></text:p>
      <text:p text:style-name="Normal"><text:span text:style-name="T256"><text:s text:c="4"/>'django.contrib.staticfiles',</text:span></text:p>
      <text:p text:style-name="Normal"><text:span text:style-name="T257"><text:s text:c="4"/>'hello',</text:span></text:p>
      <text:p text:style-name="Normal"><text:span text:style-name="T258">]</text:span></text:p>
      <text:p text:style-name="Normal"/>
      <text:p text:style-name="Normal"><text:span text:style-name="T259">MIDDLEWARE = [</text:span></text:p>
      <text:p text:style-name="Normal"><text:span text:style-name="T260"><text:s text:c="4"/>'django.middleware.security.SecurityMiddleware',</text:span></text:p>
      <text:p text:style-name="Normal"><text:span text:style-name="T261"><text:s text:c="4"/>'django.contrib.sessions.middleware.Sessi</text:span><text:span text:style-name="T262">onMiddleware',</text:span></text:p>
      <text:p text:style-name="Normal"><text:span text:style-name="T263"><text:s text:c="4"/>'django.middleware.common.CommonMiddleware',</text:span></text:p>
      <text:p text:style-name="Normal"><text:span text:style-name="T264"><text:s text:c="4"/>'django.middleware.csrf.CsrfViewMiddleware',</text:span></text:p>
      <text:p text:style-name="Normal"><text:span text:style-name="T265"><text:s text:c="4"/>'django.contrib.auth.middleware.AuthenticationMiddleware',</text:span></text:p>
      <text:p text:style-name="Normal"><text:span text:style-name="T266"><text:s text:c="4"/>'django.contrib.messages.middleware.MessageMiddleware',</text:span></text:p>
      <text:p text:style-name="Normal"><text:span text:style-name="T267"><text:s text:c="4"/>'django.middlewa</text:span><text:span text:style-name="T268">re.clickjacking.XFrameOptionsMiddleware',</text:span></text:p>
      <text:p text:style-name="Normal"><text:span text:style-name="T269">]</text:span></text:p>
      <text:p text:style-name="Normal"/>
      <text:p text:style-name="Normal"><text:span text:style-name="T270">ROOT_URLCONF = 'demoa.urls'</text:span></text:p>
      <text:p text:style-name="Normal"/>
      <text:p text:style-name="Normal"><text:span text:style-name="T271">TEMPLATES = [</text:span></text:p>
      <text:p text:style-name="Normal"><text:span text:style-name="T272"><text:s text:c="4"/>{</text:span></text:p>
      <text:p text:style-name="Normal"><text:span text:style-name="T273"><text:s text:c="8"/>'BACKEND': 'django.template.backends.django.DjangoTemplates',</text:span></text:p>
      <text:p text:style-name="Normal"><text:span text:style-name="T274"><text:s text:c="8"/>'DIRS': [],</text:span></text:p>
      <text:p text:style-name="Normal"><text:span text:style-name="T275"><text:s text:c="8"/>'APP_DIRS': True,</text:span></text:p>
      <text:p text:style-name="Normal"><text:span text:style-name="T276"><text:s text:c="8"/>'OPTIONS': {</text:span></text:p>
      <text:p text:style-name="Normal"><text:span text:style-name="T277"><text:s text:c="12"/></text:span><text:span text:style-name="T278">'context_processors': [</text:span></text:p>
      <text:p text:style-name="Normal"><text:span text:style-name="T279"><text:s text:c="16"/>'django.template.context_processors.debug',</text:span></text:p>
      <text:p text:style-name="Normal"><text:span text:style-name="T280"><text:s text:c="16"/>'django.template.context_processors.request',</text:span></text:p>
      <text:p text:style-name="Normal"><text:span text:style-name="T281"><text:s text:c="16"/>'django.contrib.auth.context_processors.auth',</text:span></text:p>
      <text:p text:style-name="Normal"><text:span text:style-name="T282"><text:s text:c="16"/>'django.contrib.messages.contex</text:span><text:span text:style-name="T283">t_processors.messages',</text:span></text:p>
      <text:p text:style-name="Normal"><text:span text:style-name="T284"><text:s text:c="12"/>],</text:span></text:p>
      <text:p text:style-name="Normal"><text:span text:style-name="T285"><text:s text:c="8"/>},</text:span></text:p>
      <text:p text:style-name="Normal"><text:span text:style-name="T286"><text:s text:c="4"/>},</text:span></text:p>
      <text:p text:style-name="Normal"><text:span text:style-name="T287">]</text:span></text:p>
      <text:p text:style-name="Normal"/>
      <text:p text:style-name="Normal"><text:span text:style-name="T288">WSGI_APPLICATION = 'demoa.wsgi.application'</text:span></text:p>
      <text:p text:style-name="Normal"/>
      <text:p text:style-name="Normal"/>
      <text:soft-page-break/>
      <text:p text:style-name="Normal"><text:span text:style-name="T289"># Database</text:span></text:p>
      <text:p text:style-name="Normal"><text:span text:style-name="T290">#<text:s/></text:span><text:a xlink:href="https://docs.djangoproject.com/en/1.11/ref/settings/#databases" office:target-frame-name="_top" xlink:show="replace"><text:span text:style-name="T291">https://docs.djangoproject.com/en/1.11/ref/settings/#data</text:span><text:span text:style-name="T292">bases</text:span></text:a></text:p>
      <text:p text:style-name="Normal"/>
      <text:p text:style-name="Normal"><text:span text:style-name="T293">DATABASES = {</text:span></text:p>
      <text:p text:style-name="Normal"><text:span text:style-name="T294"><text:s text:c="4"/>'default': {</text:span></text:p>
      <text:p text:style-name="Normal"><text:span text:style-name="T295"><text:s text:c="8"/>'ENGINE': 'django.db.backends.sqlite3',</text:span></text:p>
      <text:p text:style-name="Normal"><text:span text:style-name="T296"><text:s text:c="8"/>'NAME': os.path.join(BASE_DIR, 'db.sqlite3'),</text:span></text:p>
      <text:p text:style-name="Normal"><text:span text:style-name="T297"><text:s text:c="4"/>}</text:span></text:p>
      <text:p text:style-name="Normal"><text:span text:style-name="T298">}</text:span></text:p>
      <text:p text:style-name="Normal"/>
      <text:p text:style-name="Normal"/>
      <text:p text:style-name="Normal"><text:span text:style-name="T299"># Password validation</text:span></text:p>
      <text:p text:style-name="Normal"><text:span text:style-name="T300">#<text:s/></text:span><text:a xlink:href="https://docs.djangoproject.com/en/1.11/ref/settings/#auth-password-validators" office:target-frame-name="_top" xlink:show="replace"><text:span text:style-name="T301">https://docs.djangoproject.com/en/1.11/ref/settings/#auth-password-validators</text:span></text:a></text:p>
      <text:p text:style-name="Normal"/>
      <text:p text:style-name="Normal"><text:span text:style-name="T302">AUTH_PASSWORD_VALIDATORS = [</text:span></text:p>
      <text:p text:style-name="Normal"><text:span text:style-name="T303"><text:s text:c="4"/>{</text:span></text:p>
      <text:p text:style-name="Normal"><text:span text:style-name="T304"><text:s text:c="8"/>'NAME': 'django.contrib.auth.password_val</text:span><text:span text:style-name="T305">idation.UserAttributeSimilarityValidator',</text:span></text:p>
      <text:p text:style-name="Normal"><text:span text:style-name="T306"><text:s text:c="4"/>},</text:span></text:p>
      <text:p text:style-name="Normal"><text:span text:style-name="T307"><text:s text:c="4"/>{</text:span></text:p>
      <text:p text:style-name="Normal"><text:span text:style-name="T308"><text:s text:c="8"/>'NAME': 'django.contrib.auth.password_validation.MinimumLengthValidator',</text:span></text:p>
      <text:p text:style-name="Normal"><text:span text:style-name="T309"><text:s text:c="4"/>},</text:span></text:p>
      <text:p text:style-name="Normal"><text:span text:style-name="T310"><text:s text:c="4"/>{</text:span></text:p>
      <text:p text:style-name="Normal"><text:span text:style-name="T311"><text:s text:c="8"/>'NAME': 'django.contrib.auth.password_validation.CommonPasswordValidator',</text:span></text:p>
      <text:p text:style-name="Normal"><text:span text:style-name="T312"><text:s text:c="4"/>},</text:span></text:p>
      <text:p text:style-name="Normal"><text:span text:style-name="T313"><text:s text:c="4"/>{</text:span></text:p>
      <text:p text:style-name="Normal"><text:span text:style-name="T314"><text:s text:c="8"/>'</text:span><text:span text:style-name="T315">NAME': 'django.contrib.auth.password_validation.NumericPasswordValidator',</text:span></text:p>
      <text:p text:style-name="Normal"><text:span text:style-name="T316"><text:s text:c="4"/>},</text:span></text:p>
      <text:p text:style-name="Normal"><text:span text:style-name="T317">]</text:span></text:p>
      <text:p text:style-name="Normal"/>
      <text:p text:style-name="Normal"/>
      <text:p text:style-name="Normal"><text:span text:style-name="T318"># Internationalization</text:span></text:p>
      <text:p text:style-name="Normal"><text:span text:style-name="T319">#<text:s/></text:span><text:a xlink:href="https://docs.djangoproject.com/en/1.11/topics/i18n/" office:target-frame-name="_top" xlink:show="replace"><text:span text:style-name="T320">https://docs.djangoproject.com/en/1.11/topics/i18n/</text:span></text:a></text:p>
      <text:p text:style-name="Normal"/>
      <text:p text:style-name="Normal"><text:span text:style-name="T321">LANGUAGE_CODE = 'en-us'</text:span></text:p>
      <text:p text:style-name="Normal"/>
      <text:p text:style-name="Normal"><text:span text:style-name="T322">TIME_ZONE = 'UTC'</text:span></text:p>
      <text:p text:style-name="Normal"/>
      <text:p text:style-name="Normal"><text:span text:style-name="T323">USE_I18N = True</text:span></text:p>
      <text:p text:style-name="Normal"/>
      <text:p text:style-name="Normal"><text:span text:style-name="T324">USE_L10N = True</text:span></text:p>
      <text:p text:style-name="Normal"/>
      <text:p text:style-name="Normal"><text:span text:style-name="T325">USE_TZ = True</text:span></text:p>
      <text:p text:style-name="Normal"/>
      <text:p text:style-name="Normal"/>
      <text:p text:style-name="Normal"><text:span text:style-name="T326"># Static files (CSS, JavaScript, Images)</text:span></text:p>
      <text:p text:style-name="Normal"><text:span text:style-name="T327">#<text:s/></text:span><text:a xlink:href="https://docs.djangoproject.com/en/1.11/howto/static-files/" office:target-frame-name="_top" xlink:show="replace"><text:span text:style-name="T328">https://docs.djangoproject.com/en/1.11/howto/static-files/</text:span></text:a></text:p>
      <text:p text:style-name="Normal"/>
      <text:soft-page-break/>
      <text:p text:style-name="Normal"><text:span text:style-name="T329">hdadmin@mca27:~/demo/demoa/demoa$ cd ..</text:span></text:p>
      <text:p text:style-name="Normal"/>
      <text:p text:style-name="P330"><text:span text:style-name="T331">12.Running the server</text:span></text:p>
      <text:p text:style-name="Normal"><text:span text:style-name="T332">hdadmin@mca38</text:span><text:span text:style-name="T333">:~/demo/demoa$ python manage.py runserver <text:s/>8018</text:span></text:p>
      <text:p text:style-name="Normal"><text:span text:style-name="T334">Performing system checks...</text:span></text:p>
      <text:p text:style-name="Normal"/>
      <text:p text:style-name="Normal"><text:span text:style-name="T335">System check identified no issues (0 silenced).</text:span></text:p>
      <text:p text:style-name="Normal"/>
      <text:p text:style-name="Normal"><text:span text:style-name="T336">You have 13 unapplied migration(s). Your project may n</text:span><text:span text:style-name="T337">ot work properly until you apply the migrations for app(s): admin, auth, contenttypes, sessions.</text:span></text:p>
      <text:p text:style-name="Normal"><text:span text:style-name="T338">Run 'python manage.py migrate' to apply them.</text:span></text:p>
      <text:p text:style-name="Normal"/>
      <text:p text:style-name="Normal"><text:span text:style-name="T339">December 01, 2018 - 06:36:20</text:span></text:p>
      <text:p text:style-name="Normal"><text:span text:style-name="T340">Django version 1.11.16, using settings 'demoa.settings'</text:span></text:p>
      <text:p text:style-name="Normal"><text:span text:style-name="T341">Starting development server</text:span><text:span text:style-name="T342"><text:s/>at<text:s/></text:span><text:a xlink:href="http://127.0.0.1:8018/" office:target-frame-name="_top" xlink:show="replace"><text:span text:style-name="T343">http://127.0.0.1:8018/</text:span></text:a></text:p>
      <text:p text:style-name="Normal"><text:span text:style-name="T344">Quit the server with CONTROL-C.</text:span></text:p>
      <text:p text:style-name="Normal"><text:span text:style-name="T345">Not Found: /</text:span></text:p>
      <text:p text:style-name="Normal"><text:span text:style-name="T346">[01/Dec/2018 06:36:29] "GET / HTTP/1.1" 404 2017</text:span></text:p>
      <text:p text:style-name="Normal"><text:span text:style-name="T347">Not Found: /favicon.ico</text:span></text:p>
      <text:p text:style-name="Normal"><text:span text:style-name="T348">[01/Dec/2018 06:36:29] "GET /favicon.ico HTTP/1.1" 404 2068</text:span></text:p>
      <text:p text:style-name="Normal"><text:span text:style-name="T349">Not Found:<text:s/></text:span><text:span text:style-name="T350">/favicon.ico</text:span></text:p>
      <text:p text:style-name="Normal"><text:span text:style-name="T351">[01/Dec/2018 06:36:29] "GET /favicon.ico HTTP/1.1" 404 2068</text:span></text:p>
      <text:p text:style-name="Normal"><text:span text:style-name="T352">[01/Dec/2018 06:37:24] "GET /hello/ HTTP/1.1" 200 10</text:span></text:p>
      <text:p text:style-name="Normal"><text:span text:style-name="T353">Not Found: /favicon.ico</text:span></text:p>
      <text:p text:style-name="Normal"><text:span text:style-name="T354">[01/Dec/2018 06:37:24] "GET /favicon.ico HTTP/1.1" 404 2068</text:span></text:p>
      <text:p text:style-name="Normal"/>
      <text:p text:style-name="Normal"><draw:frame draw:z-index="251658240" draw:id="id0" draw:style-name="a0" draw:name="Picture 1" text:anchor-type="as-char" svg:x="0in" svg:y="0in" svg:width="6.69792in" svg:height="3.81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system"/>
    <style:font-face style:name="Liberation Serif" svg:font-family="Liberation Serif" style:font-family-generic="system"/>
    <style:font-face style:name="Segoe UI Symbol" svg:font-family="Segoe UI Symbol" style:font-family-generic="swiss" style:font-pitch="variable" svg:panose-1="2 11 5 2 4 2 4 2 2 3"/>
    <style:font-face style:name="Liberation Sans" svg:font-family="Liberation Sans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Admin</dc:creator>
    <meta:creation-date>2018-12-03T05:29:00Z</meta:creation-date>
    <dc:date>2018-12-03T05:29:00Z</dc:date>
    <meta:template xlink:href="Normal" xlink:type="simple"/>
    <meta:editing-cycles>2</meta:editing-cycles>
    <meta:editing-duration>PT60S</meta:editing-duration>
    <meta:document-statistic meta:page-count="9" meta:paragraph-count="23" meta:word-count="1753" meta:character-count="11726" meta:row-count="83" meta:non-whitespace-character-count="9996"/>
  </office:meta>
</office:document-meta>
</file>